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61b09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1">
      <style:paragraph-properties fo:margin-top="0in" fo:margin-bottom="0.0201in" style:contextual-spacing="false"/>
    </style:style>
    <style:style style:name="P4" style:family="paragraph" style:parent-style-name="Text_20_body" style:list-style-name="L2">
      <style:paragraph-properties fo:margin-top="0in" fo:margin-bottom="0.0201in" style:contextual-spacing="false"/>
    </style:style>
    <style:style style:name="P5" style:family="paragraph" style:parent-style-name="Text_20_body" style:list-style-name="L3">
      <style:paragraph-properties fo:margin-top="0in" fo:margin-bottom="0.0201in" style:contextual-spacing="false"/>
    </style:style>
    <style:style style:name="P6" style:family="paragraph" style:parent-style-name="Standard">
      <style:text-properties officeooo:paragraph-rsid="001bbe10"/>
    </style:style>
    <style:style style:name="P7" style:family="paragraph" style:parent-style-name="Text_20_body" style:list-style-name="L4">
      <style:paragraph-properties fo:margin-top="0in" fo:margin-bottom="0.0201in" style:contextual-spacing="false"/>
      <style:text-properties officeooo:paragraph-rsid="001bbe10"/>
    </style:style>
    <style:style style:name="P8" style:family="paragraph" style:parent-style-name="Text_20_body" style:list-style-name="L4">
      <style:paragraph-properties fo:margin-top="0in" fo:margin-bottom="0.0201in" style:contextual-spacing="false"/>
      <style:text-properties fo:font-weight="normal" officeooo:rsid="00161b09" officeooo:paragraph-rsid="001bbe10" style:font-weight-asian="normal" style:font-weight-complex="normal"/>
    </style:style>
    <style:style style:name="P9" style:family="paragraph" style:parent-style-name="Text_20_body">
      <style:text-properties officeooo:paragraph-rsid="001bbe10"/>
    </style:style>
    <style:style style:name="P10" style:family="paragraph" style:parent-style-name="Text_20_body" style:list-style-name="L5">
      <style:paragraph-properties fo:margin-top="0in" fo:margin-bottom="0.0201in" style:contextual-spacing="false"/>
    </style:style>
    <style:style style:name="P11" style:family="paragraph" style:parent-style-name="Standard">
      <style:text-properties officeooo:paragraph-rsid="00161b09"/>
    </style:style>
    <style:style style:name="P12" style:family="paragraph" style:parent-style-name="Text_20_body" style:list-style-name="L4">
      <style:paragraph-properties fo:margin-top="0in" fo:margin-bottom="0.0201in" style:contextual-spacing="false"/>
      <style:text-properties officeooo:paragraph-rsid="00161b09"/>
    </style:style>
    <style:style style:name="P13" style:family="paragraph" style:parent-style-name="Standard">
      <style:text-properties officeooo:paragraph-rsid="00170ede"/>
    </style:style>
    <style:style style:name="P14" style:family="paragraph" style:parent-style-name="Text_20_body" style:list-style-name="L4">
      <style:paragraph-properties fo:margin-top="0in" fo:margin-bottom="0.0201in" style:contextual-spacing="false"/>
      <style:text-properties officeooo:paragraph-rsid="00170ede"/>
    </style:style>
    <style:style style:name="P15" style:family="paragraph" style:parent-style-name="Text_20_body" style:list-style-name="L6">
      <style:paragraph-properties fo:margin-top="0in" fo:margin-bottom="0.0201in" style:contextual-spacing="false"/>
    </style:style>
    <style:style style:name="T1" style:family="text">
      <style:text-properties fo:font-weight="bold" officeooo:rsid="00161b09"/>
    </style:style>
    <style:style style:name="T2" style:family="text">
      <style:text-properties officeooo:rsid="0018e8bd"/>
    </style:style>
    <style:style style:name="T3" style:family="text">
      <style:text-properties officeooo:rsid="00170ede"/>
    </style:style>
    <style:style style:name="T4" style:family="text">
      <style:text-properties fo:font-weight="bold"/>
    </style:style>
    <style:style style:name="T5" style:family="text">
      <style:text-properties officeooo:rsid="00161b09"/>
    </style:style>
    <style:style style:name="T6" style:family="text">
      <style:text-properties fo:font-weight="bold" officeooo:rsid="001bbe10"/>
    </style:style>
    <style:style style:name="T7" style:family="text">
      <style:text-properties fo:font-style="italic" officeooo:rsid="00161b09" style:font-style-asian="italic" style:font-style-complex="italic"/>
    </style:style>
    <style:style style:name="T8" style:family="text">
      <style:text-properties fo:font-style="italic" officeooo:rsid="001bbe10" style:font-style-asian="italic" style:font-style-complex="italic"/>
    </style:style>
    <style:style style:name="T9" style:family="text">
      <style:text-properties fo:font-weight="bold" officeooo:rsid="00170ede"/>
    </style:style>
    <style:style style:name="T10" style:family="text">
      <style:text-properties fo:font-style="italic" officeooo:rsid="00170ede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. Tyler Sexton</text:span><text:line-break/>LinkedIn: <text:a xlink:type="simple" xlink:href="https://www.linkedin.com/in/bsexton3787/" text:style-name="Internet_20_link" text:visited-style-name="Visited_20_Internet_20_Link"><text:span text:style-name="T2">/in/bsexton3787</text:span></text:a> | GitHub: <text:a xlink:type="simple" xlink:href="https://github.com/Tyxton" text:style-name="Internet_20_link" text:visited-style-name="Visited_20_Internet_20_Link"><text:span text:style-name="T3">github.com</text:span></text:a> | Portfolio: <text:a xlink:type="simple" xlink:href="https://nottyxton.net/" text:style-name="Internet_20_link" text:visited-style-name="Visited_20_Internet_20_Link">nottyxton.net</text:a></text:p>
      <text:p text:style-name="Text_20_body"><text:span text:style-name="T4">PROFESSIONAL SUMMARY<text:line-break/></text:span>Self-taught Systems and Infrastructure Engineer with a focus on virtualization, network segmentation, and Linux automation. Developer of open-source media PVR tools (Python/FastAPI) and manager of a complex multi-VLAN homelab environment (Militares Sans Frontieres). Bringing 5 years of operational management experience and a high-availability mindset to Junior SysAdmin and MSP roles.</text:p>
      <text:p text:style-name="P2">CORE COMPETENCIES</text:p>
      <text:list text:style-name="L1">
        <text:list-item>
          <text:p text:style-name="P3"><text:span text:style-name="T4">Virtualization &amp; OS:</text:span> Proxmox VE, TrueNAS Scale, LXC, Docker, Arch Linux, Windows Server, <text:span text:style-name="T5">QEMU.</text:span></text:p>
        </text:list-item>
        <text:list-item>
          <text:p text:style-name="P3"><text:span text:style-name="T4">Networking:</text:span> UniFi (UCG-M/UX), VLAN Segmentation (Untrusted, Trusted, DMZ, Storage), DHCP/DNS Management, <text:span text:style-name="T5">VPN tunneling.</text:span></text:p>
        </text:list-item>
        <text:list-item>
          <text:p text:style-name="P3"><text:span text:style-name="T4">Development:</text:span> Python (FastAPI), Bash Scripting, TUI Development, Neovim, Git/GitHub, <text:span text:style-name="T5">Database (SQLLite), JSON/TSV parsing.</text:span></text:p>
        </text:list-item>
        <text:list-item>
          <text:p text:style-name="P3"><text:span text:style-name="T4">Hardware:</text:span> Server Racking, PoE Infrastructure, Thin Client Optimization, Hardware Acceleration (QuickSync).</text:p>
        </text:list-item>
      </text:list>
      <text:p text:style-name="Text_20_body"><text:span text:style-name="T4">TECHNICAL PROJECTS</text:span> <text:line-break/><text:span text:style-name="T4">Lead Developer | Gamearr ( v0.1 – v0.5</text:span><text:span text:style-name="T6">*current </text:span><text:span text:style-name="T4">)</text:span></text:p>
      <text:list text:style-name="L2">
        <text:list-item>
          <text:p text:style-name="P4">Engineered a Python-based video game PVR with a FastAPI backend and a TUI-inspired web interface.</text:p>
        </text:list-item>
        <text:list-item>
          <text:p text:style-name="P4">Implemented automated library management and metadata scraping for legacy platforms (PS1, PSP, Vita).</text:p>
        </text:list-item>
        <text:list-item>
          <text:p text:style-name="P4">Developed robust error handling for network-attached storage, including custom logic for stale file handles (errno 116) on NFS mounts within LXC environments.</text:p>
        </text:list-item>
        <text:list-item>
          <text:p text:style-name="P4">Orchestrated deployment via Docker, ensuring seamless integration with existing "*arr" suite ecosystems.</text:p>
        </text:list-item>
      </text:list>
      <text:p text:style-name="P2">Systems Architect | Militares Sans Frontieres (MSF) Homelab</text:p>
      <text:list text:style-name="L3">
        <text:list-item>
          <text:p text:style-name="P5">Designed and maintains a high-availability infrastructure featuring Proxmox (Raiden) and TrueNAS (Motherbase).</text:p>
        </text:list-item>
        <text:list-item>
          <text:p text:style-name="P5">Implemented a 5-tier VLAN security model to isolate IoT devices, DMZ services, and storage traffic.</text:p>
        </text:list-item>
        <text:list-item>
          <text:p text:style-name="P5"><text:soft-page-break/>Optimized media processing workflows using hardware-accelerated LXC containers for Immich and media transcoding.</text:p>
        </text:list-item>
      </text:list>
      <text:p text:style-name="P2">OPERATIONAL HISTORY</text:p>
      <text:p text:style-name="P6"><text:span text:style-name="T4">Manager | Domino’s</text:span> | <text:span text:style-name="T7">May 2024 – </text:span><text:span text:style-name="T8">Apr 2025 | Apr 2026 </text:span><text:span text:style-name="T7">– </text:span><text:span text:style-name="T8">Present</text:span></text:p>
      <text:list xml:id="list174934257" text:style-name="L4">
        <text:list-item>
          <text:p text:style-name="P7">Managed inventory lifecycle and labor variances; achieved the #2 sales rank out of a 23-store regional franchise. </text:p>
        </text:list-item>
        <text:list-item>
          <text:p text:style-name="P8">Directed inter-store resource transfers and vendor supply chains to ensure zero-downtime for critical product availability</text:p>
        </text:list-item>
      </text:list>
      <text:p text:style-name="P9"><text:span text:style-name="T1">Lead Customer Service Advisor</text:span><text:span text:style-name="T4"> | Jiffy Lube</text:span> | <text:span text:style-name="T7">Aug 2025 – Mar 2026</text:span></text:p>
      <text:list text:style-name="L5">
        <text:list-item>
          <text:p text:style-name="P10">Scaled store revenue by 250% YoY through the implementation of standardized service-delivery frameworks.</text:p>
        </text:list-item>
        <text:list-item>
          <text:p text:style-name="P10">Managed POS system connectivity and local network troubleshooting to ensure zero-downtime for service-delivery frameworks.</text:p>
        </text:list-item>
        <text:list-item>
          <text:p text:style-name="P10">Synchronized technician workloads with front-end customer queues to maximize bay throughput and minimize service latency.</text:p>
        </text:list-item>
      </text:list>
      <text:p text:style-name="P11"><text:span text:style-name="T1">Electronics Repair Technician</text:span><text:span text:style-name="T4"> | </text:span><text:span text:style-name="T1">Aristocrat Gaming </text:span>| <text:span text:style-name="T7">Apr 2025 – Jul 2025</text:span></text:p>
      <text:list text:continue-list="list174934257" text:style-name="L4">
        <text:list-item>
          <text:p text:style-name="P12">Performed component-level diagnostics, cleaning, and repair for enterprise-grade gaming hardware.</text:p>
        </text:list-item>
        <text:list-item>
          <text:p text:style-name="P12">Consistently maintained high-availability output metrics, ensuring 100% of daily repair quotas met strict quality standards.</text:p>
        </text:list-item>
      </text:list>
      <text:p text:style-name="P11"><text:span text:style-name="T9">Junior Web Developer</text:span><text:span text:style-name="T4"> | </text:span><text:span text:style-name="T9">Kaifect </text:span>| <text:span text:style-name="T10">Jun 2023 – Jun 2024</text:span></text:p>
      <text:list text:continue-numbering="true" text:style-name="L4">
        <text:list-item>
          <text:p text:style-name="P12">Developed functional web assets and high-conversion landing pages with a focus on SEO optimization and UI/UX</text:p>
        </text:list-item>
        <text:list-item>
          <text:p text:style-name="P12">Significantly reduced page load latency by optimizing asset delivery and backend structures, increasing user retention.</text:p>
        </text:list-item>
      </text:list>
      <text:p text:style-name="P13"><text:span text:style-name="T9">Security Analytics Intern</text:span><text:span text:style-name="T4"> | </text:span><text:span text:style-name="T9">Trexis Insurance </text:span>| <text:span text:style-name="T10">Mar 2023</text:span></text:p>
      <text:list text:continue-numbering="true" text:style-name="L4">
        <text:list-item>
          <text:p text:style-name="P14">Collaborated with the Security Analytics team to monitor corporate environments using Splunk and CrowdStrike.</text:p>
        </text:list-item>
        <text:list-item>
          <text:p text:style-name="P14">Gained foundational experience in Windows Server administration and enterprise-grade PC security protocols</text:p>
        </text:list-item>
      </text:list>
      <text:p text:style-name="P2">CERTIFICATIONS &amp; EDUCATION</text:p>
      <text:list text:style-name="L6">
        <text:list-item>
          <text:p text:style-name="P15"><text:span text:style-name="T4">CompTIA ITF+</text:span> (Certified)</text:p>
        </text:list-item>
        <text:list-item>
          <text:p text:style-name="P15"><text:span text:style-name="T4">CompTIA Network+</text:span> (In Progress – Expected May 2026)</text:p>
        </text:list-item>
        <text:list-item>
          <text:p text:style-name="P15"><text:span text:style-name="T4">Self-Taught Infrastructure Specialist</text:span> (5+ Years Hands-on Experience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15:44:30.209232588</meta:creation-date>
    <dc:date>2026-04-26T00:55:46.084413496</dc:date>
    <meta:editing-duration>PT5M39S</meta:editing-duration>
    <meta:editing-cycles>2</meta:editing-cycles>
    <meta:generator>LibreOffice/26.2.2.2$Linux_X86_64 LibreOffice_project/620$Build-2</meta:generator>
    <meta:print-date>2026-03-16T16:07:20.334816582</meta:print-date>
    <meta:printed-by>PDF files</meta:printed-by>
    <meta:document-statistic meta:table-count="0" meta:image-count="0" meta:object-count="0" meta:page-count="2" meta:paragraph-count="37" meta:word-count="493" meta:character-count="3622" meta:non-whitespace-character-count="3182"/>
  </office:meta>
</office:document-meta>
</file>